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055in"/>
    </style:style>
    <style:style style:name="co2" style:family="table-column">
      <style:table-column-properties fo:break-before="auto" style:column-width="2.3457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2.9272in"/>
    </style:style>
    <style:style style:name="co5" style:family="table-column">
      <style:table-column-properties fo:break-before="auto" style:column-width="3.0236in"/>
    </style:style>
    <style:style style:name="co6" style:family="table-column">
      <style:table-column-properties fo:break-before="auto" style:column-width="1.24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2.7772in" fo:break-before="auto" style:use-optimal-row-height="true"/>
    </style:style>
    <style:style style:name="ro3" style:family="table-row">
      <style:table-row-properties style:row-height="1.7929in" fo:break-before="auto" style:use-optimal-row-height="true"/>
    </style:style>
    <style:style style:name="ro4" style:family="table-row">
      <style:table-row-properties style:row-height="3.1717in" fo:break-before="auto" style:use-optimal-row-height="true"/>
    </style:style>
    <style:style style:name="ro5" style:family="table-row">
      <style:table-row-properties style:row-height="1.5957in" fo:break-before="auto" style:use-optimal-row-height="true"/>
    </style:style>
    <style:style style:name="ro6" style:family="table-row">
      <style:table-row-properties style:row-height="1.3984in" fo:break-before="auto" style:use-optimal-row-height="true"/>
    </style:style>
    <style:style style:name="ro7" style:family="table-row">
      <style:table-row-properties style:row-height="1.989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2" style:family="table-cell" style:parent-style-name="Default">
      <style:table-cell-properties fo:border-bottom="0.0008in solid #000000" style:text-align-source="value-type" style:repeat-content="false" fo:border-left="0.0008in solid #000000" fo:padding-bottom="0.0193in" fo:padding-left="0.0138in" fo:padding-right="0.0138in" fo:padding-top="0.0193in" fo:border-right="none" fo:border-top="0.0008in solid #000000" style:vertical-align="middle"/>
      <style:paragraph-properties fo:margin-left="0in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style:text-align-source="value-type" style:repeat-content="false" fo:border="0.0008in solid #000000" style:vertical-align="middle"/>
      <style:paragraph-properties fo:margin-left="0in"/>
      <style:text-properties style:font-name="Times New Roman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5" style:family="table-cell" style:parent-style-name="Default">
      <style:table-cell-properties fo:border="0.0008in solid #000000" style:vertical-align="to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en" style:country-asian="US" style:font-style-asian="normal" style:font-weight-asian="normal" style:font-name-complex="DejaVu Sans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 style:vertical-align="top"/>
      <style:text-properties style:font-name="Times New Roman" fo:font-size="13pt" style:font-size-asian="13pt" style:font-size-complex="13pt"/>
    </style:style>
    <style:style style:name="ce7" style:family="table-cell" style:parent-style-name="Default">
      <style:text-properties style:font-name="Times New Roman" fo:font-size="13pt" style:font-size-asian="13pt" style:font-size-complex="13pt"/>
    </style:style>
    <style:style style:name="ce8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en" style:country-asian="US" style:font-style-asian="normal" style:font-weight-asian="normal" style:font-name-complex="DejaVu Sans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Times New Roman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en" style:country-asian="US" style:font-style-asian="normal" style:font-weight-asian="normal" style:font-name-complex="DejaVu Sans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en" style:country-asian="US" style:font-style-asian="normal" style:font-weight-asian="normal" style:font-name-complex="DejaVu Sans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en" style:country-asian="US" style:font-style-asian="normal" style:font-weight-asian="normal" style:font-name-complex="DejaVu Sans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Times New Roman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Times New Roman" fo:font-size="13pt" style:font-name-asian="DejaVu Sans" style:font-size-asian="13pt" style:font-name-complex="DejaVu Sans" style:font-size-complex="13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0008in solid #000000" style:vertical-align="top"/>
      <style:paragraph-properties fo:text-align="center" fo:margin-left="0in"/>
      <style:text-properties style:font-name="Times New Roman" fo:font-size="13pt" style:font-size-asian="13pt" style:font-size-complex="13pt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style:font-name="Times New Roman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table:number-columns-spanned="2" table:number-rows-spanned="1">
            <text:p>1. System requirement</text:p>
          </table:table-cell>
          <table:covered-table-cell table:style-name="ce4"/>
          <table:table-cell table:style-name="ce11"/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* Starting Mandating Modules</text:p>
            <text:p>- Starting PG – Payment Gateway</text:p>
            <text:p>- Starting ZK - Zookeeper</text:p>
            <text:p>- Starting BE – Zookeeper Back End</text:p>
            <text:p>- Starting BalAccCache – Balance Account Caching</text:p>
            <text:p>- Starting Storage </text:p>
            <text:p>- Starting MySql</text:p>
            <text:p>- Starting LatestTXCache – Latest transaction caching</text:p>
            <text:p>* Payletter interface Module</text:p>
            <text:p>- Starting Acpache Tomcat: for running webservice</text:p>
            <text:p>- Running payletter simmulator for doing transaction</text:p>
            <text:p>* Game Server interface</text:p>
            <text:p>- Starting Apache for running Billing Front End</text:p>
            <text:p>- Running GameSimmulator for doing transaction</text:p>
          </table:table-cell>
          <table:table-cell table:style-name="ce8"/>
          <table:table-cell table:style-name="ce12"/>
          <table:table-cell table:style-name="ce8"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string" table:number-columns-spanned="2" table:number-rows-spanned="1">
            <text:p>2. Test Cases</text:p>
          </table:table-cell>
          <table:covered-table-cell table:style-name="ce4"/>
          <table:table-cell table:style-name="ce11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>
            <text:p>Cases</text:p>
          </table:table-cell>
          <table:table-cell table:style-name="ce4" office:value-type="string">
            <text:p>Description</text:p>
          </table:table-cell>
          <table:table-cell table:style-name="ce11" office:value-type="string">
            <text:p>Input Conditions</text:p>
          </table:table-cell>
          <table:table-cell table:style-name="ce4" office:value-type="string">
            <text:p>Notes</text:p>
          </table:table-cell>
          <table:table-cell table:style-name="ce4" office:value-type="string">
            <text:p>Expected Result(s)</text:p>
          </table:table-cell>
          <table:table-cell table:style-name="ce4" office:value-type="string">
            <text:p>Tested Result(s)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CS1</text:p>
          </table:table-cell>
          <table:table-cell table:style-name="ce9" office:value-type="string">
            <text:p>Correct case with only one transaction</text:p>
          </table:table-cell>
          <table:table-cell table:style-name="ce13" office:value-type="string">
            <text:p>- make sure all necessary modules is started, etc them are running</text:p>
            <text:p>- create a transaction with userID = test1, amount = 100ZXU, and txID = 1</text:p>
          </table:table-cell>
          <table:table-cell table:style-name="ce13" office:value-type="string">
            <text:p>- Using Monitoring tool to check totalItem in balCache, latestTranxCache is 1 </text:p>
            <text:p>- using “select * from accounts where userID=test1” query to review the result is 100</text:p>
            <text:p>- Using “select * from acct_history where txId = 1” to check with tx details</text:p>
          </table:table-cell>
          <table:table-cell table:style-name="ce14" office:value-type="string">
            <text:p>- Value at field amount of accounts-table in database is 100.00 <text:s text:c="2"/></text:p>
            <text:p>-TotalItem in LatestTranxCache is 1, total item in balanceCache is 1 <text:s text:c="2"/></text:p>
            <text:p><text:span text:style-name="T2">-acct_history-table and transactions-</text:span><text:span text:style-name="T2">table have 1 record correlative</text:span></text:p>
          </table:table-cell>
          <table:table-cell table:style-name="ce17" office:value-type="string">
            <text:p>Pas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CS2</text:p>
          </table:table-cell>
          <table:table-cell table:style-name="ce9" office:value-type="string">
            <text:p>Correct case for 1k transactions with 1 userID</text:p>
          </table:table-cell>
          <table:table-cell table:style-name="ce13" office:value-type="string">
            <text:p>- make sure all necessary modules is started, etc them are running</text:p>
            <text:p>- create 1k transaction with all userID = test1, amount = 1 – 1k, txID = -1k if (*), else <text:s/>txID = 1 – 1k</text:p>
            <text:p/>
          </table:table-cell>
          <table:table-cell table:style-name="ce13" office:value-type="string">
            <text:p>- Using Monitoring tool to check totalItem in balCache is 1k (+1 (*)), latestTranxCache is maxLatestTX defined</text:p>
            <text:p>- Using “select *from accounts where userID=test1”query to review the balance result is 500500</text:p>
            <text:p>- Using “select count(*) from acct_hitory where txId &lt;1000 , or where <text:s/>txId&gt;1 and txID &lt; 1001 (if (*)) to verify how many account to add</text:p>
            <text:p>- Using “select * from acct_hitory where txId &lt;1000 , or where <text:s/>txId&gt;1 and txID &lt; 1001 (if (*)) to check with tranactions details</text:p>
          </table:table-cell>
          <table:table-cell table:style-name="ce15" office:value-type="string">
            <text:p>- Value at field amount of accounts-table in database is 500500.00 <text:s text:c="2"/></text:p>
            <text:p>-TotalItem in LatestTranxCache, balanceCache is 1k <text:s text:c="2"/></text:p>
            <text:p>-acct_history-table and transactions-table have 1k record correlative</text:p>
          </table:table-cell>
          <table:table-cell table:style-name="ce17" office:value-type="string">
            <text:p>Pass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CS3</text:p>
          </table:table-cell>
          <table:table-cell table:style-name="ce9" office:value-type="string">
            <text:p>Correct case for 1k transactions with 1k userID</text:p>
          </table:table-cell>
          <table:table-cell table:style-name="ce13" office:value-type="string">
            <text:p>- make sure all necessary modules is started, etc them are running</text:p>
            <text:p>- create 1k transaction with userID up test1 to test1k, amount up 1 to 1k. TxID = (**)</text:p>
          </table:table-cell>
          <table:table-cell table:style-name="ce13" office:value-type="string">
            <text:p>- Using Monitoring tool to check totalItem inbalCache is 1k </text:p>
            <text:p>- Using “select * from accounts where userID like test1k%” to <text:s/>review the balance results <text:s/>are <text:s/>1 to 1k</text:p>
            <text:p>- Review acct_history the same above</text:p>
          </table:table-cell>
          <table:table-cell table:style-name="ce15" office:value-type="string">
            <text:p>- Value at field amount of accounts-table correlative with input <text:s text:c="2"/></text:p>
            <text:p>-TotalItem in LatestTranxCache, balanceCache is 1k <text:s text:c="2"/></text:p>
            <text:p>-acct_history-table and transactions-table have 1k record correlative</text:p>
          </table:table-cell>
          <table:table-cell table:style-name="ce17" office:value-type="string">
            <text:p>Pass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CS4</text:p>
          </table:table-cell>
          <table:table-cell table:style-name="ce10" office:value-type="string">
            <text:p>Test 1k transactions with not run BE (stop BE),</text:p>
            <text:p>All Other modules is running, then start BE</text:p>
          </table:table-cell>
          <table:table-cell table:style-name="ce13" office:value-type="string">
            <text:p>- make sure all necessary modules is started, but BE not run</text:p>
            <text:p>- create 1k transaction with all userID = test1, amount = 1 – 1k</text:p>
            <text:p><text:span text:style-name="T1">-then start BE</text:span></text:p>
          </table:table-cell>
          <table:table-cell table:style-name="ce13" office:value-type="string">
            <text:p>- When BE is stoped data has put into zookeeper (using zookeeper-client to check it) </text:p>
            <text:p>-When BE start return, result is seem case CS02</text:p>
            <text:p>- Using monitor tool to check BalCache</text:p>
            <text:p>- Using query to check accounts and acct_history table the same above</text:p>
          </table:table-cell>
          <table:table-cell table:style-name="ce15" office:value-type="string">
            <text:p>- When BE not run has 1k record correlative with input in zookeeper <text:s text:c="2"/></text:p>
            <text:p>-When BE start return , result seem case CS02</text:p>
          </table:table-cell>
          <table:table-cell table:style-name="ce17" office:value-type="string">
            <text:p>Pass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CS5</text:p>
          </table:table-cell>
          <table:table-cell table:style-name="ce10" office:value-type="string">
            <text:p>Test 1k transactions with not run balanceCache (stop balanceCache),</text:p>
            <text:p>All Other modules is running, then start balanceCache</text:p>
          </table:table-cell>
          <table:table-cell table:style-name="ce13" office:value-type="string">
            <text:p>- make sure all necessary modules is started, but balanceCache not run</text:p>
            <text:p>- create 1k transaction with all userID = test1, amount = 1 – 1k</text:p>
            <text:p>-then start balanceCache</text:p>
          </table:table-cell>
          <table:table-cell table:style-name="ce13" office:value-type="string">
            <text:p>- When balanceCache is stoped data has put into zookeeper (using zookeeper-client to check it), <text:s/></text:p>
            <text:p>BE loop to re-put data to balanceCache util it re-run </text:p>
            <text:p>-When Storage start return, result is seem case CS02</text:p>
          </table:table-cell>
          <table:table-cell table:style-name="ce15" office:value-type="string">
            <text:p>- When balanceCache not run has 1k record correlative with input in zookeeper, <text:s text:c="2"/></text:p>
            <text:p><text:s/>totalitem in BE queue is 1k <text:s text:c="2"/></text:p>
            <text:p>-When balanceCache start return , result seem case CS02</text:p>
          </table:table-cell>
          <table:table-cell table:style-name="ce17" office:value-type="string">
            <text:p>Pass</text:p>
          </table:table-cell>
          <table:table-cell table:number-columns-repeated="1018"/>
        </table:table-row>
        <table:table-row table:style-name="ro7">
          <table:table-cell table:style-name="ce6" office:value-type="string">
            <text:p>CS6</text:p>
          </table:table-cell>
          <table:table-cell table:style-name="ce10" office:value-type="string">
            <text:p>Test 1k transactions with not run Storage (stop Storage),</text:p>
            <text:p>All Other modules is running, then start Storage</text:p>
          </table:table-cell>
          <table:table-cell table:style-name="ce13" office:value-type="string">
            <text:p>- make sure all necessary modules is started, but Storage not run</text:p>
            <text:p>- create 1k transaction with all userID = test1, amount = 1 – 1k</text:p>
            <text:p>-then start Storage</text:p>
          </table:table-cell>
          <table:table-cell table:style-name="ce13" office:value-type="string">
            <text:p>- When Storage is stoped data has put into zookeeper (using zookeeper-client to check it), <text:s/></text:p>
            <text:p>balanceCache return code fail to BE loop to re-put data to balanceCache util Storage has re-run, it got success code and continue other <text:s/></text:p>
            <text:p>-When Storage restart, result is seem case CS02, but the transactions was lost in transaction table</text:p>
          </table:table-cell>
          <table:table-cell table:style-name="ce15" office:value-type="string">
            <text:p>- When Storage not run has 1k record correlative with input in zookeeper, <text:s text:c="2"/></text:p>
            <text:p><text:s/>totalitem in BE queue is 1k <text:s text:c="3"/></text:p>
            <text:p>-When Storage start return , result seem case CS02</text:p>
          </table:table-cell>
          <table:table-cell table:style-name="ce17" office:value-type="string">
            <text:p>Pass</text:p>
          </table:table-cell>
          <table:table-cell table:number-columns-repeated="1018"/>
        </table:table-row>
        <table:table-row table:style-name="ro1">
          <table:table-cell office:value-type="string">
            <text:p>(*)</text:p>
          </table:table-cell>
          <table:table-cell office:value-type="string">
            <text:p>if CS1 run and data is not rese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11/30/2010</text:date>, <text:time>11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root </meta:initial-creator>
    <meta:creation-date>2010-11-29T22:22:49</meta:creation-date>
    <dc:date>2010-11-30T11:57:26</dc:date>
    <dc:creator>root </dc:creator>
    <meta:editing-duration>PT02H57M29S</meta:editing-duration>
    <meta:editing-cycles>47</meta:editing-cycles>
    <meta:generator>OpenOffice.org/3.1$Linux OpenOffice.org_project/310m19$Build-9420</meta:generator>
    <meta:document-statistic meta:table-count="3" meta:cell-count="47" meta:object-count="0"/>
  </office:meta>
</office:document-meta>
</file>